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0.6283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2.7228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6071in"/>
    </style:style>
    <style:style style:name="co9" style:family="table-column">
      <style:table-column-properties fo:break-before="auto" style:column-width="3.402in"/>
    </style:style>
    <style:style style:name="co10" style:family="table-column">
      <style:table-column-properties fo:break-before="auto" style:column-width="6.7835in"/>
    </style:style>
    <style:style style:name="co11" style:family="table-column">
      <style:table-column-properties fo:break-before="auto" style:column-width="2.9945in"/>
    </style:style>
    <style:style style:name="co12" style:family="table-column">
      <style:table-column-properties fo:break-before="auto" style:column-width="1.0146in"/>
    </style:style>
    <style:style style:name="co13" style:family="table-column">
      <style:table-column-properties fo:break-before="auto" style:column-width="3.430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382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b66c"/>
    </style:style>
    <style:style style:name="ce6" style:family="table-cell" style:parent-style-name="Default">
      <style:table-cell-properties fo:background-color="#ffa6a6"/>
    </style:style>
    <style:style style:name="ce7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wrap-option="wrap"/>
      <style:text-properties fo:hyphenate="false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le_linear_gwas_hormones_protei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number-columns-repeated="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executi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ohort_sort</text:p>
          </table:table-cell>
          <table:table-cell office:value-type="string" calcext:value-type="string">
            <text:p>dependence</text:p>
          </table:table-cell>
          <table:table-cell office:value-type="string" calcext:value-type="string">
            <text:p>dependence_sor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sort</text:p>
          </table:table-cell>
          <table:table-cell office:value-type="string" calcext:value-type="string">
            <text:p>independence_cohort</text:p>
          </table:table-cell>
          <table:table-cell office:value-type="string" calcext:value-type="string">
            <text:p>independence_basis</text:p>
          </table:table-cell>
          <table:table-cell table:style-name="Default" office:value-type="string" calcext:value-type="string">
            <text:p>independence_genotype</text:p>
          </table:table-cell>
          <table:table-cell/>
          <table:table-cell office:value-type="string" calcext:value-type="string">
            <text:p>independence_genotyp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model_not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able_female_male_priority_male_vitamin_d_imputation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vitamin_d_imputation</text:p>
          </table:table-cell>
          <table:table-cell table:number-columns-repeated="6"/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imputation</text:p>
          </table:table-cell>
          <table:table-cell table:number-columns-repeated="6"/>
          <table:table-cell table:style-name="ce2" table:number-columns-repeated="3"/>
          <table:table-cell/>
        </table:table-row>
        <table:table-row table:style-name="ro1">
          <table:table-cell table:number-columns-repeated="11"/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vitamin_d_imputation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inimal technical variables for genotyp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/>
          <table:table-cell office:value-type="string" calcext:value-type="string">
            <text:p>basic joint model, including cohort-specific variable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testosterone_imputation;</text:p>
          </table:table-cell>
          <table:table-cell table:style-name="ce1" office:value-type="string" calcext:value-type="string">
            <text:p>genotype_array_axiom; genotype_pc_[1-10];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testosterone_imputation; steroid_globulin_imputation; albumin_imputation;</text:p>
          </table:table-cell>
          <table:table-cell table:style-name="ce1" office:value-type="string" calcext:value-type="string">
            <text:p>genotype_array_axiom; genotype_pc_[1-10];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7"/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7"/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7"/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style-name="ce1" office:value-type="string" calcext:value-type="string">
            <text:p>genotype_array_axiom; genotype_pc_[1-10];</text:p>
          </table:table-cell>
          <table:table-cell table:style-name="ce1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age; body_log; region; season; medication_vitamin_d; alteration_sex_hormone; cholesterol_imputation; vitamin_d_imputation; oestradiol_imputation; steroid_globulin_imputation; albumin_imputation;</text:p>
          </table:table-cell>
          <table:table-cell table:style-name="ce1" office:value-type="string" calcext:value-type="string">
            <text:p>genotype_array_axiom; genotype_pc_[1-10];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imputation_log</text:p>
          </table:table-cell>
          <table:table-cell table:number-columns-repeated="6"/>
          <table:table-cell table:style-name="ce1" table:number-columns-repeated="2"/>
          <table:table-cell/>
          <table:table-cell office:value-type="string" calcext:value-type="string">
            <text:p>omit as logarithmic transformation does not hel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log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imputation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imputation_log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log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imputation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imputation_log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lo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_lo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1" table:number-columns-repeated="2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table:number-columns-repeated="2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1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_premenopause</text:p>
          </table:table-cell>
          <table:table-cell table:number-columns-repeated="8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vitamin_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ble_male_vitamin_d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1"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itamin_d_imputation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ble_male_vitamin_d_imputation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"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estradiol_detection</text:p>
          </table:table-cell>
          <table:table-cell table:number-columns-repeated="6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</text:p>
          </table:table-cell>
          <table:table-cell table:number-columns-repeated="9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log</text:p>
          </table:table-cell>
          <table:table-cell table:number-columns-repeated="9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imputation</text:p>
          </table:table-cell>
          <table:table-cell table:number-columns-repeated="9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imputation_log</text:p>
          </table:table-cell>
          <table:table-cell table:number-columns-repeated="9"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estradiol_bioavailabl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oestradiol_bioavailable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oestradiol_bioavailable_imputa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oestradiol_bioavailable_imputation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oestradiol_fre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oestradiol_free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oestradiol_free_imputa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oestradiol_free_imputation_log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3" office:value-type="string" calcext:value-type="string">
            <text:p>testosterone_detec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imputa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imputation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bioavailabl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bioavailable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bioavailable_imputa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bioavailable_imputation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fre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free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free_imputa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estosterone_free_imputation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lbumi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lbumin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lbumin_imputa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lbumin_imputation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teroid_globuli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teroid_globulin_log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teroid_globulin_imputation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teroid_globulin_imputation_log</text:p>
          </table:table-cell>
          <table:table-cell table:number-columns-repeated="10"/>
        </table:table-row>
        <table:table-row table:style-name="ro1" table:number-rows-repeated="8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3:02.653032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5T15:52:08.823484927</dc:date>
    <meta:editing-duration>PT11H23M45S</meta:editing-duration>
    <meta:editing-cycles>53</meta:editing-cycles>
    <meta:generator>LibreOffice/6.4.7.2$Linux_X86_64 LibreOffice_project/40$Build-2</meta:generator>
    <meta:document-statistic meta:table-count="1" meta:cell-count="236" meta:object-count="0"/>
  </office:meta>
</office:document-meta>
</file>